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26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2.9929in"/>
    </style:style>
    <style:style style:name="co5" style:family="table-column">
      <style:table-column-properties fo:break-before="auto" style:column-width="2.511in"/>
    </style:style>
    <style:style style:name="co6" style:family="table-column">
      <style:table-column-properties fo:break-before="auto" style:column-width="3.2528in"/>
    </style:style>
    <style:style style:name="co7" style:family="table-column">
      <style:table-column-properties fo:break-before="auto" style:column-width="1.5681in"/>
    </style:style>
    <style:style style:name="co8" style:family="table-column">
      <style:table-column-properties fo:break-before="auto" style:column-width="1.9701in"/>
    </style:style>
    <style:style style:name="co9" style:family="table-column">
      <style:table-column-properties fo:break-before="auto" style:column-width="1.6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-bottom="1.5pt double-thin #000000" style:border-line-width-bottom="0.0071in 0.0071in 0.0071in" fo:background-color="#ffffff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order-bottom="1.5pt double-thin #000000" style:border-line-width-bottom="0.0071in 0.0071in 0.0071in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rial" fo:font-size="10pt" style:font-name-asian="DejaVu Sans" style:font-size-asian="10pt" style:font-name-complex="DejaVu Sans" style:font-size-complex="10pt"/>
    </style:style>
    <style:style style:name="ce5" style:family="table-cell" style:parent-style-name="Default">
      <style:table-cell-properties fo:border-bottom="1.5pt double-thin #000000" style:border-line-width-bottom="0.0071in 0.0071in 0.0071in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rial" fo:font-size="10pt" style:font-name-asian="DejaVu Sans" style:font-size-asian="10pt" style:font-name-complex="DejaVu Sans" style:font-size-complex="10pt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6374" table:default-cell-style-name="ce3"/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4" table:formula="of:=&quot;[[&quot;&amp;COM.MICROSOFT.TEXTJOIN(&quot;]] • [[&quot;;1;[.B4:.B117])&amp;&quot;]]&quot;" office:value-type="string" office:string-value="[[CraftRecipe]] • [[Evolvedrecipe (scripts)|Evolvedrecipe]] • [[Fixing (scripts)|Fixing]] • [[Fluid (scripts)|Fluid]] • [[Item (scripts)|Item]] • [[Model (scripts)|Model]] • [[Multistagebuild (scripts)|Multistagebuild]] • [[Recipe (scripts)|Recipe]] • [[Sandbox options]] • [[Sound (scripts)|Sound]] • [[TimedAction (scripts)|TimedAction]] • [[Vehicle (scripts)|Vehicle]]" calcext:value-type="string">
            <text:p>[[CraftRecipe]] • [[Evolvedrecipe (scripts)|Evolvedrecipe]] • [[Fixing (scripts)|Fixing]] • [[Fluid (scripts)|Fluid]] • [[Item (scripts)|Item]] • [[Model (scripts)|Model]] • [[Multistagebuild (scripts)|Multistagebuild]] • [[Recipe (scripts)|Recipe]] • [[Sandbox options]] • [[Sound (scripts)|Sound]] • [[TimedAction (scripts)|TimedAction]] • [[Vehicle (scripts)|Vehicle]]</text:p>
          </table:table-cell>
          <table:table-cell table:style-name="ce4" table:formula="of:=&quot;[[&quot;&amp;COM.MICROSOFT.TEXTJOIN(&quot;]] • [[&quot;;1;[.C4:.C117])&amp;&quot;]]&quot;" office:value-type="string" office:string-value="[[Game time]] • [[Java object]] • [[JavaDocs]] • [[Keyboard]] • [[Lua event]] • [[Lua object]] • [[Mod data]] • [[PersistentOutfitID]] • [[Procedural distributions]]" calcext:value-type="string">
            <text:p>[[Game time]] • [[Java object]] • [[JavaDocs]] • [[Keyboard]] • [[Lua event]] • [[Lua object]] • [[Mod data]] • [[PersistentOutfitID]] • [[Procedural distributions]]</text:p>
          </table:table-cell>
          <table:table-cell table:style-name="ce4" table:formula="of:=&quot;[[&quot;&amp;COM.MICROSOFT.TEXTJOIN(&quot;]] • [[&quot;;1;[.D4:.D117])&amp;&quot;]]&quot;" office:value-type="string" office:string-value="[[AnimNodes]] • [[PerformingAction]]" calcext:value-type="string">
            <text:p>[[AnimNodes]] • [[PerformingAction]]</text:p>
          </table:table-cell>
          <table:table-cell table:style-name="ce4" table:formula="of:=&quot;[[&quot;&amp;COM.MICROSOFT.TEXTJOIN(&quot;]] • [[&quot;;1;[.E4:.E117])&amp;&quot;]]&quot;" office:value-type="string" office:string-value="[[Adding new tiles]] • [[BuildingEd]] • [[Map.info]] • [[Room definitions and item spawns]] • [[Tile properties]] • [[Tiledefs used by mods]] • [[TileZed]] • [[Vehicle zones]] • [[WorldEd]]" calcext:value-type="string">
            <text:p>[[Adding new tiles]] • [[BuildingEd]] • [[Map.info]] • [[Room definitions and item spawns]] • [[Tile properties]] • [[Tiledefs used by mods]] • [[TileZed]] • [[Vehicle zones]] • [[WorldEd]]</text:p>
          </table:table-cell>
          <table:table-cell table:style-name="ce4" table:formula="of:=&quot;[[&quot;&amp;COM.MICROSOFT.TEXTJOIN(&quot;]] • [[&quot;;1;[.F4:.F117])&amp;&quot;]]&quot;" office:value-type="string" office:string-value="[[Common modding issues]] • [[Creating a clothing mod]] • [[Creating a flier mod]] • [[Creating a hair mod]] • [[Creating custom animations]] • [[Creating custom voices]] • [[Creating dynamic radio channels]] • [[Decompiling game code]] • [[File formats]] • [[Game files]] • [[Installing mods]] • [[Lua (language)]] • [[Mod optimization]] • [[Mod structure]] • [[Resolving problems with mods]] • [[Testing mods in multiplayer]] • [[Uploading mods]] • [[Using mods]]" calcext:value-type="string">
            <text:p>[[Common modding issues]] • [[Creating a clothing mod]] • [[Creating a flier mod]] • [[Creating a hair mod]] • [[Creating custom animations]] • [[Creating custom voices]] • [[Creating dynamic radio channels]] • [[Decompiling game code]] • [[File formats]] • [[Game files]] • [[Installing mods]] • [[Lua (language)]] • [[Mod optimization]] • [[Mod structure]] • [[Resolving problems with mods]] • [[Testing mods in multiplayer]] • [[Uploading mods]] • [[Using mods]]</text:p>
          </table:table-cell>
          <table:table-cell table:style-name="ce4" table:formula="of:=&quot;[[&quot;&amp;COM.MICROSOFT.TEXTJOIN(&quot;]] • [[&quot;;1;[.G4:.G117])&amp;&quot;]]&quot;" office:value-type="string" office:string-value="[[Azakaela's Modding Tools]] • [[B42 Map]] • [[Background Framework]] • [[Beautiful Java]] • [[Community Modding Projects]] • [[DebugMenu]] • [[Dislaik rig]] • [[Doggy's Library]] • [[Easy Distributions API]] • [[Elyon Lib]] • [[Events Plus API]] • [[JB ASSUtils]] • [[JB Max Capacity Override]] • [[KATTAJ1 Clothes Core]] • [[Leaf]] • [[Location Identifier Framework]] • [[LuaDocs]] • [[Magazine API]] • [[Map Mover]] • [[Mod Update and Alert System]] • [[Modix]] • [[Moodle Framework]] • [[Moodles in lua]] • [[Mystery rig]] • [[Paddlefruit rig]] • [[Project Zomboid Loot Analyzer]] • [[Project Zomboid Script Support]] • [[Pythoid]] • [[PZ AI agent]] • [[PZEventDoc]] • [[PZEventStubs]] • [[Pzmap2dzi]] • [[PZTools]] • [[Real Life Map]] • [[Starlit Library]] • [[TchernoLib]] • [[Throttlekitty rig]] • [[Umbrella (modding)]] • [[Unofficial JavaDocs (Build 41)]] • [[Unofficial JavaDocs (Build 42)]] • [[Unofficial Mapping Discord]] • [[Unofficial Mapping Tools]] • [[Unofficial Modding Discord]] • [[Zed Script]] • [[Zombie Layer Replacer]] • [[Zomboid Decompiler]] • [[ZomboidAssetConverter]] • [[Zomdroid]]" calcext:value-type="string">
            <text:p>[[Azakaela's Modding Tools]] • [[B42 Map]] • [[Background Framework]] • [[Beautiful Java]] • [[Community Modding Projects]] • [[DebugMenu]] • [[Dislaik rig]] • [[Doggy's Library]] • [[Easy Distributions API]] • [[Elyon Lib]] • [[Events Plus API]] • [[JB ASSUtils]] • [[JB Max Capacity Override]] • [[KATTAJ1 Clothes Core]] • [[Leaf]] • [[Location Identifier Framework]] • [[LuaDocs]] • [[Magazine API]] • [[Map Mover]] • [[Mod Update and Alert System]] • [[Modix]] • [[Moodle Framework]] • [[Moodles in lua]] • [[Mystery rig]] • [[Paddlefruit rig]] • [[Project Zomboid Loot Analyzer]] • [[Project Zomboid Script Support]] • [[Pythoid]] • [[PZ AI agent]] • [[PZEventDoc]] • [[PZEventStubs]] • [[Pzmap2dzi]] • [[PZTools]] • [[Real Life Map]] • [[Starlit Library]] • [[TchernoLib]] • [[Throttlekitty rig]] • [[Umbrella (modding)]] • [[Unofficial JavaDocs (Build 41)]] • [[Unofficial JavaDocs (Build 42)]] • [[Unofficial Mapping Discord]] • [[Unofficial Mapping Tools]] • [[Unofficial Modding Discord]] • [[Zed Script]] • [[Zombie Layer Replacer]] • [[Zomboid Decompiler]] • [[ZomboidAssetConverter]] • [[Zomdroid]]</text:p>
          </table:table-cell>
          <table:table-cell table:style-name="ce4" table:formula="of:=&quot;[[&quot;&amp;COM.MICROSOFT.TEXTJOIN(&quot;]] • [[&quot;;1;[.H4:.H117])&amp;&quot;]]&quot;" office:value-type="string" office:string-value="[[]]" calcext:value-type="string">
            <text:p>[[]]</text:p>
          </table:table-cell>
          <table:table-cell table:style-name="ce4" table:formula="of:=&quot;[[&quot;&amp;COM.MICROSOFT.TEXTJOIN(&quot;]] • [[&quot;;1;[.I4:.I117])&amp;&quot;]]&quot;" office:value-type="string" office:string-value="[[Animation Viewer]] • [[Attachment Editor]] • [[BuildingEd]] • [[CartoZed]] • [[Imgui]] • [[IntelliJ IDEA]] • [[ItemZed]] • [[LootZed]] • [[Remote debugging]] • [[TileZed]] • [[TranslationZed]] • [[Visual Studio Code]] • [[WordZed]] • [[WorldEd]]" calcext:value-type="string">
            <text:p>[[Animation Viewer]] • [[Attachment Editor]] • [[BuildingEd]] • [[CartoZed]] • [[Imgui]] • [[IntelliJ IDEA]] • [[ItemZed]] • [[LootZed]] • [[Remote debugging]] • [[TileZed]] • [[TranslationZed]] • [[Visual Studio Code]] • [[WordZed]] • [[WorldEd]]</text:p>
          </table:table-cell>
          <table:table-cell table:style-name="ce4" table:formula="of:=&quot;[[&quot;&amp;COM.MICROSOFT.TEXTJOIN(&quot;]] • [[&quot;;1;[.J4:.J117])&amp;&quot;]]&quot;" office:value-type="string" office:string-value="[[]]" calcext:value-type="string">
            <text:p>[[]]</text:p>
          </table:table-cell>
          <table:table-cell table:style-name="ce4" table:formula="of:=&quot;[[&quot;&amp;COM.MICROSOFT.TEXTJOIN(&quot;]] • [[&quot;;1;[.K4:.K117])&amp;&quot;]]&quot;" office:value-type="string" office:string-value="[[Discord|The Indie Stone Discord]] • [[Modding projects]] • [[Unofficial Mapping Discord]] • [[Unofficial Modding Discord]]" calcext:value-type="string">
            <text:p>[[Discord|The Indie Stone Discord]] • [[Modding projects]] • [[Unofficial Mapping Discord]] • [[Unofficial Modding Discord]]</text:p>
          </table:table-cell>
          <table:table-cell table:style-name="ce5" table:number-columns-repeated="16373"/>
        </table:table-row>
        <table:table-row table:style-name="ro1">
          <table:table-cell table:style-name="ce2"/>
          <table:table-cell table:style-name="ce5" office:value-type="string" calcext:value-type="string">
            <text:p>Scripts</text:p>
          </table:table-cell>
          <table:table-cell table:style-name="ce5" office:value-type="string" calcext:value-type="string">
            <text:p>Lua (API)</text:p>
          </table:table-cell>
          <table:table-cell table:style-name="ce5" office:value-type="string" calcext:value-type="string">
            <text:p>Animation</text:p>
          </table:table-cell>
          <table:table-cell table:style-name="ce5" office:value-type="string" calcext:value-type="string">
            <text:p>Mapping</text:p>
          </table:table-cell>
          <table:table-cell table:style-name="ce5" office:value-type="string" calcext:value-type="string">
            <text:p>Modding guides</text:p>
          </table:table-cell>
          <table:table-cell table:style-name="ce5" office:value-type="string" calcext:value-type="string">
            <text:p>Modding projects</text:p>
          </table:table-cell>
          <table:table-cell table:style-name="ce5" office:value-type="string" calcext:value-type="string">
            <text:p>Modding resources</text:p>
          </table:table-cell>
          <table:table-cell table:style-name="ce5" office:value-type="string" calcext:value-type="string">
            <text:p>Modding tools</text:p>
          </table:table-cell>
          <table:table-cell table:style-name="ce5" office:value-type="string" calcext:value-type="string">
            <text:p>Debug mode</text:p>
          </table:table-cell>
          <table:table-cell table:style-name="ce5" office:value-type="string" calcext:value-type="string">
            <text:p>Modding community</text:p>
          </table:table-cell>
          <table:table-cell table:style-name="ce5" table:number-columns-repeated="16373"/>
        </table:table-row>
        <table:table-row table:style-name="ro1">
          <table:table-cell/>
          <table:table-cell office:value-type="string" calcext:value-type="string">
            <text:p>CraftRecipe</text:p>
          </table:table-cell>
          <table:table-cell table:style-name="ce6" office:value-type="string" calcext:value-type="string">
            <text:p>Game time</text:p>
          </table:table-cell>
          <table:table-cell table:style-name="ce6" office:value-type="string" calcext:value-type="string">
            <text:p>AnimNodes</text:p>
          </table:table-cell>
          <table:table-cell office:value-type="string" calcext:value-type="string">
            <text:p>Adding new tiles</text:p>
          </table:table-cell>
          <table:table-cell office:value-type="string" calcext:value-type="string">
            <text:p>Common modding issues</text:p>
          </table:table-cell>
          <table:table-cell office:value-type="string" calcext:value-type="string">
            <text:p>Azakaela's Modding Tools</text:p>
          </table:table-cell>
          <table:table-cell/>
          <table:table-cell office:value-type="string" calcext:value-type="string">
            <text:p>Animation Viewer</text:p>
          </table:table-cell>
          <table:table-cell/>
          <table:table-cell office:value-type="string" calcext:value-type="string">
            <text:p>Discord|The Indie Stone Discord</text:p>
          </table:table-cell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Evolvedrecipe (scripts)|Evolvedrecipe</text:p>
          </table:table-cell>
          <table:table-cell table:style-name="ce6" office:value-type="string" calcext:value-type="string">
            <text:p>Java object</text:p>
          </table:table-cell>
          <table:table-cell table:style-name="ce6" office:value-type="string" calcext:value-type="string">
            <text:p>PerformingAction</text:p>
          </table:table-cell>
          <table:table-cell office:value-type="string" calcext:value-type="string">
            <text:p>BuildingEd</text:p>
          </table:table-cell>
          <table:table-cell office:value-type="string" calcext:value-type="string">
            <text:p>Creating a clothing mod</text:p>
          </table:table-cell>
          <table:table-cell office:value-type="string" calcext:value-type="string">
            <text:p>B42 Map</text:p>
          </table:table-cell>
          <table:table-cell/>
          <table:table-cell office:value-type="string" calcext:value-type="string">
            <text:p>Attachment Editor</text:p>
          </table:table-cell>
          <table:table-cell/>
          <table:table-cell office:value-type="string" calcext:value-type="string">
            <text:p>Modding projects</text:p>
          </table:table-cell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Fixing (scripts)|Fixing</text:p>
          </table:table-cell>
          <table:table-cell table:style-name="ce6" office:value-type="string" calcext:value-type="string">
            <text:p>JavaDocs</text:p>
          </table:table-cell>
          <table:table-cell table:style-name="Default"/>
          <table:table-cell office:value-type="string" calcext:value-type="string">
            <text:p>Map.info</text:p>
          </table:table-cell>
          <table:table-cell office:value-type="string" calcext:value-type="string">
            <text:p>Creating a flier mod</text:p>
          </table:table-cell>
          <table:table-cell office:value-type="string" calcext:value-type="string">
            <text:p>Background Framework</text:p>
          </table:table-cell>
          <table:table-cell/>
          <table:table-cell office:value-type="string" calcext:value-type="string">
            <text:p>BuildingEd</text:p>
          </table:table-cell>
          <table:table-cell/>
          <table:table-cell office:value-type="string" calcext:value-type="string">
            <text:p>Unofficial Mapping Discord</text:p>
          </table:table-cell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Fluid (scripts)|Fluid</text:p>
          </table:table-cell>
          <table:table-cell table:style-name="ce6" office:value-type="string" calcext:value-type="string">
            <text:p>Keyboard</text:p>
          </table:table-cell>
          <table:table-cell table:style-name="Default"/>
          <table:table-cell office:value-type="string" calcext:value-type="string">
            <text:p>Room definitions and item spawns</text:p>
          </table:table-cell>
          <table:table-cell office:value-type="string" calcext:value-type="string">
            <text:p>Creating a hair mod</text:p>
          </table:table-cell>
          <table:table-cell office:value-type="string" calcext:value-type="string">
            <text:p>Beautiful Java</text:p>
          </table:table-cell>
          <table:table-cell/>
          <table:table-cell office:value-type="string" calcext:value-type="string">
            <text:p>CartoZed</text:p>
          </table:table-cell>
          <table:table-cell/>
          <table:table-cell office:value-type="string" calcext:value-type="string">
            <text:p>Unofficial Modding Discord</text:p>
          </table:table-cell>
          <table:table-cell table:number-columns-repeated="16373"/>
        </table:table-row>
        <table:table-row table:style-name="ro1">
          <table:table-cell/>
          <table:table-cell table:style-name="ce6" office:value-type="string" calcext:value-type="string">
            <text:p>Item (scripts)|Item</text:p>
          </table:table-cell>
          <table:table-cell table:style-name="ce6" office:value-type="string" calcext:value-type="string">
            <text:p>Lua event</text:p>
          </table:table-cell>
          <table:table-cell table:style-name="ce6"/>
          <table:table-cell office:value-type="string" calcext:value-type="string">
            <text:p>Tile properties</text:p>
          </table:table-cell>
          <table:table-cell office:value-type="string" calcext:value-type="string">
            <text:p>Creating custom animations</text:p>
          </table:table-cell>
          <table:table-cell office:value-type="string" calcext:value-type="string">
            <text:p>Community Modding Projects</text:p>
          </table:table-cell>
          <table:table-cell/>
          <table:table-cell office:value-type="string" calcext:value-type="string">
            <text:p>Imgui</text:p>
          </table:table-cell>
          <table:table-cell table:number-columns-repeated="16375"/>
        </table:table-row>
        <table:table-row table:style-name="ro1">
          <table:table-cell/>
          <table:table-cell table:style-name="ce6" office:value-type="string" calcext:value-type="string">
            <text:p>Model (scripts)|Model</text:p>
          </table:table-cell>
          <table:table-cell office:value-type="string" calcext:value-type="string">
            <text:p>Lua object</text:p>
          </table:table-cell>
          <table:table-cell/>
          <table:table-cell office:value-type="string" calcext:value-type="string">
            <text:p>Tiledefs used by mods</text:p>
          </table:table-cell>
          <table:table-cell office:value-type="string" calcext:value-type="string">
            <text:p>Creating custom voices</text:p>
          </table:table-cell>
          <table:table-cell office:value-type="string" calcext:value-type="string">
            <text:p>DebugMenu</text:p>
          </table:table-cell>
          <table:table-cell/>
          <table:table-cell office:value-type="string" calcext:value-type="string">
            <text:p>IntelliJ IDEA</text:p>
          </table:table-cell>
          <table:table-cell table:number-columns-repeated="16375"/>
        </table:table-row>
        <table:table-row table:style-name="ro1">
          <table:table-cell/>
          <table:table-cell table:style-name="ce6" office:value-type="string" calcext:value-type="string">
            <text:p>Multistagebuild (scripts)|Multistagebuild</text:p>
          </table:table-cell>
          <table:table-cell office:value-type="string" calcext:value-type="string">
            <text:p>Mod data</text:p>
          </table:table-cell>
          <table:table-cell/>
          <table:table-cell office:value-type="string" calcext:value-type="string">
            <text:p>TileZed</text:p>
          </table:table-cell>
          <table:table-cell office:value-type="string" calcext:value-type="string">
            <text:p>Creating dynamic radio channels</text:p>
          </table:table-cell>
          <table:table-cell office:value-type="string" calcext:value-type="string">
            <text:p>Dislaik rig</text:p>
          </table:table-cell>
          <table:table-cell/>
          <table:table-cell office:value-type="string" calcext:value-type="string">
            <text:p>ItemZed</text:p>
          </table:table-cell>
          <table:table-cell table:number-columns-repeated="16375"/>
        </table:table-row>
        <table:table-row table:style-name="ro1">
          <table:table-cell/>
          <table:table-cell table:style-name="ce6" office:value-type="string" calcext:value-type="string">
            <text:p>Recipe (scripts)|Recipe</text:p>
          </table:table-cell>
          <table:table-cell table:style-name="ce6" office:value-type="string" calcext:value-type="string">
            <text:p>PersistentOutfitID</text:p>
          </table:table-cell>
          <table:table-cell table:style-name="ce6"/>
          <table:table-cell office:value-type="string" calcext:value-type="string">
            <text:p>Vehicle zones</text:p>
          </table:table-cell>
          <table:table-cell office:value-type="string" calcext:value-type="string">
            <text:p>Decompiling game code</text:p>
          </table:table-cell>
          <table:table-cell office:value-type="string" calcext:value-type="string">
            <text:p>Doggy's Library</text:p>
          </table:table-cell>
          <table:table-cell/>
          <table:table-cell office:value-type="string" calcext:value-type="string">
            <text:p>LootZe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Sandbox options</text:p>
          </table:table-cell>
          <table:table-cell table:style-name="ce6" office:value-type="string" calcext:value-type="string">
            <text:p>Procedural distributions</text:p>
          </table:table-cell>
          <table:table-cell table:style-name="ce6"/>
          <table:table-cell office:value-type="string" calcext:value-type="string">
            <text:p>WorldEd</text:p>
          </table:table-cell>
          <table:table-cell office:value-type="string" calcext:value-type="string">
            <text:p>File formats</text:p>
          </table:table-cell>
          <table:table-cell office:value-type="string" calcext:value-type="string">
            <text:p>Easy Distributions API</text:p>
          </table:table-cell>
          <table:table-cell/>
          <table:table-cell office:value-type="string" calcext:value-type="string">
            <text:p>Remote debugging</text:p>
          </table:table-cell>
          <table:table-cell table:number-columns-repeated="16375"/>
        </table:table-row>
        <table:table-row table:style-name="ro1">
          <table:table-cell/>
          <table:table-cell table:style-name="ce6" office:value-type="string" calcext:value-type="string">
            <text:p>Sound (scripts)|Sound</text:p>
          </table:table-cell>
          <table:table-cell table:number-columns-repeated="3"/>
          <table:table-cell office:value-type="string" calcext:value-type="string">
            <text:p>Game files</text:p>
          </table:table-cell>
          <table:table-cell office:value-type="string" calcext:value-type="string">
            <text:p>Elyon Lib</text:p>
          </table:table-cell>
          <table:table-cell/>
          <table:table-cell office:value-type="string" calcext:value-type="string">
            <text:p>TileZed</text:p>
          </table:table-cell>
          <table:table-cell table:number-columns-repeated="16375"/>
        </table:table-row>
        <table:table-row table:style-name="ro1">
          <table:table-cell/>
          <table:table-cell table:style-name="ce6" office:value-type="string" calcext:value-type="string">
            <text:p>TimedAction (scripts)|TimedAction</text:p>
          </table:table-cell>
          <table:table-cell table:number-columns-repeated="3"/>
          <table:table-cell office:value-type="string" calcext:value-type="string">
            <text:p>Installing mods</text:p>
          </table:table-cell>
          <table:table-cell office:value-type="string" calcext:value-type="string">
            <text:p>Events Plus API</text:p>
          </table:table-cell>
          <table:table-cell/>
          <table:table-cell office:value-type="string" calcext:value-type="string">
            <text:p>TranslationZed</text:p>
          </table:table-cell>
          <table:table-cell table:number-columns-repeated="16375"/>
        </table:table-row>
        <table:table-row table:style-name="ro1">
          <table:table-cell/>
          <table:table-cell table:style-name="ce6" office:value-type="string" calcext:value-type="string">
            <text:p>Vehicle (scripts)|Vehicle</text:p>
          </table:table-cell>
          <table:table-cell table:number-columns-repeated="3"/>
          <table:table-cell office:value-type="string" calcext:value-type="string">
            <text:p>Lua (language)</text:p>
          </table:table-cell>
          <table:table-cell office:value-type="string" calcext:value-type="string">
            <text:p>JB ASSUtils</text:p>
          </table:table-cell>
          <table:table-cell/>
          <table:table-cell office:value-type="string" calcext:value-type="string">
            <text:p>Visual Studio Code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calcext:value-type="string">
            <text:p>Mod optimization</text:p>
          </table:table-cell>
          <table:table-cell office:value-type="string" calcext:value-type="string">
            <text:p>JB Max Capacity Override</text:p>
          </table:table-cell>
          <table:table-cell/>
          <table:table-cell office:value-type="string" calcext:value-type="string">
            <text:p>WordZed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calcext:value-type="string">
            <text:p>Mod structure</text:p>
          </table:table-cell>
          <table:table-cell office:value-type="string" calcext:value-type="string">
            <text:p>KATTAJ1 Clothes Core</text:p>
          </table:table-cell>
          <table:table-cell/>
          <table:table-cell office:value-type="string" calcext:value-type="string">
            <text:p>WorldEd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calcext:value-type="string">
            <text:p>Resolving problems with mods</text:p>
          </table:table-cell>
          <table:table-cell office:value-type="string" calcext:value-type="string">
            <text:p>Leaf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7" office:value-type="string" calcext:value-type="string">
            <text:p>Testing mods in multiplayer</text:p>
          </table:table-cell>
          <table:table-cell office:value-type="string" calcext:value-type="string">
            <text:p>Location Identifier Framework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Uploading mods</text:p>
          </table:table-cell>
          <table:table-cell office:value-type="string" calcext:value-type="string">
            <text:p>LuaDocs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Using mods</text:p>
          </table:table-cell>
          <table:table-cell office:value-type="string" calcext:value-type="string">
            <text:p>Magazine AP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8"/>
          <table:table-cell office:value-type="string" calcext:value-type="string">
            <text:p>Map Mover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8"/>
          <table:table-cell office:value-type="string" calcext:value-type="string">
            <text:p>Mod Update and Alert System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8"/>
          <table:table-cell office:value-type="string" calcext:value-type="string">
            <text:p>Modix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8"/>
          <table:table-cell office:value-type="string" calcext:value-type="string">
            <text:p>Moodle Framework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8"/>
          <table:table-cell office:value-type="string" calcext:value-type="string">
            <text:p>Moodles in lu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8"/>
          <table:table-cell office:value-type="string" calcext:value-type="string">
            <text:p>Mystery rig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8"/>
          <table:table-cell office:value-type="string" calcext:value-type="string">
            <text:p>Paddlefruit rig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8"/>
          <table:table-cell office:value-type="string" calcext:value-type="string">
            <text:p>Project Zomboid Loot Analyzer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8"/>
          <table:table-cell office:value-type="string" calcext:value-type="string">
            <text:p>Project Zomboid Script Support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/>
          <table:table-cell table:style-name="ce8"/>
          <table:table-cell office:value-type="string" calcext:value-type="string">
            <text:p>Pythoid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/>
          <table:table-cell table:style-name="ce8"/>
          <table:table-cell office:value-type="string" calcext:value-type="string">
            <text:p>PZ AI agent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/>
          <table:table-cell table:style-name="ce8"/>
          <table:table-cell office:value-type="string" calcext:value-type="string">
            <text:p>PZEventDoc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/>
          <table:table-cell table:style-name="ce8"/>
          <table:table-cell office:value-type="string" calcext:value-type="string">
            <text:p>PZEventStubs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/>
          <table:table-cell table:style-name="ce8"/>
          <table:table-cell office:value-type="string" calcext:value-type="string">
            <text:p>Pzmap2dzi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8"/>
          <table:table-cell office:value-type="string" calcext:value-type="string">
            <text:p>PZTools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Real Life Map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Starlit Library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TchernoLib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Throttlekitty rig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Umbrella (modding)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Unofficial JavaDocs (Build 41)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Unofficial JavaDocs (Build 42)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Unofficial Mapping Discord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Unofficial Mapping Tools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Unofficial Modding Discord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Zed Script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Zombie Layer Replacer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Zomboid Decompiler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ZomboidAssetConverter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Zomdroid</text:p>
          </table:table-cell>
          <table:table-cell table:number-columns-repeated="16377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I4:Sheet1.I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6T14:17:19.973483032</meta:creation-date>
    <dc:date>2025-07-06T15:23:37.435187948</dc:date>
    <meta:editing-duration>PT1H5M49S</meta:editing-duration>
    <meta:editing-cycles>61</meta:editing-cycles>
    <meta:generator>LibreOffice/24.2.7.2$Linux_X86_64 LibreOffice_project/420$Build-2</meta:generator>
    <meta:document-statistic meta:table-count="1" meta:cell-count="136" meta:object-count="0"/>
  </office:meta>
</office:document-meta>
</file>